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fd6" officeooo:paragraph-rsid="001f1f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d swap_node(node *ptr)</text:p>
      <text:p text:style-name="P1">{</text:p>
      <text:p text:style-name="P1"><text:s text:c="8"/>node *t=root,*p1=ptr-&gt;ptr_next;</text:p>
      <text:p text:style-name="P1"><text:s text:c="8"/>if(ptr==root)</text:p>
      <text:p text:style-name="P1"><text:s text:c="8"/>{</text:p>
      <text:p text:style-name="P1"><text:s text:c="8"/>node *n=ptr-&gt;ptr_next;</text:p>
      <text:p text:style-name="P1"><text:s text:c="8"/>node *s=ptr-&gt;ptr_next_next;</text:p>
      <text:p text:style-name="P1"><text:s text:c="8"/>ptr-&gt;ptr_next=s;</text:p>
      <text:p text:style-name="P1"><text:s text:c="8"/>ptr-&gt;ptr_next_next=s-&gt;ptr_next;</text:p>
      <text:p text:style-name="P1"><text:s text:c="8"/>n-&gt;ptr_next=ptr;</text:p>
      <text:p text:style-name="P1"><text:s text:c="8"/>n-&gt;ptr_next_next=root-&gt;ptr_next;</text:p>
      <text:p text:style-name="P1"><text:s text:c="8"/>root=n;</text:p>
      <text:p text:style-name="P1"><text:s text:c="8"/>}</text:p>
      <text:p text:style-name="P1"><text:s text:c="8"/>else</text:p>
      <text:p text:style-name="P1"><text:s text:c="8"/>{</text:p>
      <text:p text:style-name="P1"><text:s text:c="16"/>while(t-&gt;ptr_next!=ptr)</text:p>
      <text:p text:style-name="P1"><text:s text:c="24"/>t=t-&gt;ptr_next;</text:p>
      <text:p text:style-name="P1"><text:s text:c="16"/>t-&gt;ptr_next=p1;</text:p>
      <text:p text:style-name="P1"><text:s text:c="16"/>t-&gt;ptr_next_next=ptr;</text:p>
      <text:p text:style-name="P1"><text:s text:c="16"/>t-&gt;ptr_next-&gt;ptr_next=ptr;</text:p>
      <text:p text:style-name="P1"><text:s text:c="16"/>t-&gt;ptr_next-&gt;ptr_next_next=ptr-&gt;ptr_next_next;</text:p>
      <text:p text:style-name="P1"><text:s text:c="16"/>ptr-&gt;ptr_next=ptr-&gt;ptr_next_next;</text:p>
      <text:p text:style-name="P1"><text:s text:c="16"/>ptr-&gt;ptr_next_next=ptr-&gt;ptr_next-&gt;ptr_next;</text:p>
      <text:p text:style-name="P1"><text:s text:c="8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2:46:12.758117120</meta:creation-date>
    <dc:date>2018-07-24T12:47:06.918048468</dc:date>
    <meta:editing-duration>PT55S</meta:editing-duration>
    <meta:editing-cycles>1</meta:editing-cycles>
    <meta:document-statistic meta:table-count="0" meta:image-count="0" meta:object-count="0" meta:page-count="1" meta:paragraph-count="25" meta:word-count="30" meta:character-count="699" meta:non-whitespace-character-count="446"/>
    <meta:generator>LibreOffice/5.1.6.2$Linux_X86_64 LibreOffice_project/10m0$Build-2</meta:generator>
  </office:meta>
</office:document-meta>
</file>